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7mm" svg:height="90.04mm" svg:x="250mm" svg:y="13.55mm">
            <draw:object draw:notify-on-update-of-ranges="Foglio1.G4:Foglio1.G12 Foglio1.H4:Foglio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249.18mm" svg:y="105.71mm">
            <draw:object draw:notify-on-update-of-ranges="Foglio1.G16:Foglio1.G23 Foglio1.H16:Foglio1.H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414.38mm" svg:y="12.22mm">
            <draw:object draw:notify-on-update-of-ranges="Foglio1.G27:Foglio1.G34 Foglio1.H27:Foglio1.H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4" table:default-cell-style-name="ce1"/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ente convergente 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style-name="Default" office:value-type="string" calcext:value-type="string">
            <text:p>1/p</text:p>
          </table:table-cell>
          <table:table-cell table:style-name="Default" office:value-type="string" calcext:value-type="string">
            <text:p>1/q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1/f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B4]-[.$D$2]+[.$E$2]" office:value-type="float" office:value="216" calcext:value-type="float">
            <text:p>216</text:p>
          </table:table-cell>
          <table:table-cell table:formula="of:=[.C4]-[.B4]-[.$E$2]" office:value-type="float" office:value="174" calcext:value-type="float">
            <text:p>174</text:p>
          </table:table-cell>
          <table:table-cell table:formula="of:=1/[.E4]" office:value-type="float" office:value="0.00462962962962963" calcext:value-type="float">
            <text:p>0,005</text:p>
          </table:table-cell>
          <table:table-cell table:formula="of:=1/[.F4]" office:value-type="float" office:value="0.00574712643678161" calcext:value-type="float">
            <text:p>0,006</text:p>
          </table:table-cell>
          <table:table-cell table:formula="of:=[.F4]*[.G4]" office:value-type="float" office:value="0.805555555555555" calcext:value-type="float">
            <text:p>0,806</text:p>
          </table:table-cell>
          <table:table-cell table:formula="of:=[.G4]+[.H4]" office:value-type="float" office:value="0.0103767560664112" calcext:value-type="float">
            <text:p>0,010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</text:p>
          </table:table-cell>
          <table:table-cell/>
          <table:table-cell table:formula="of:=[.B5]-[.$D$2]+[.$E$2]" office:value-type="float" office:value="241" calcext:value-type="float">
            <text:p>241</text:p>
          </table:table-cell>
          <table:table-cell table:formula="of:=[.C5]-[.B5]-[.$E$2]" office:value-type="float" office:value="160" calcext:value-type="float">
            <text:p>160</text:p>
          </table:table-cell>
          <table:table-cell table:formula="of:=1/[.E5]" office:value-type="float" office:value="0.004149377593361" calcext:value-type="float">
            <text:p>0,004</text:p>
          </table:table-cell>
          <table:table-cell table:formula="of:=1/[.F5]" office:value-type="float" office:value="0.00625" calcext:value-type="float">
            <text:p>0,006</text:p>
          </table:table-cell>
          <table:table-cell table:formula="of:=[.F5]*[.G5]" office:value-type="float" office:value="0.663900414937759" calcext:value-type="float">
            <text:p>0,664</text:p>
          </table:table-cell>
          <table:table-cell table:formula="of:=[.G5]+[.H5]" office:value-type="float" office:value="0.010399377593361" calcext:value-type="float">
            <text:p>0,010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718" calcext:value-type="float">
            <text:p>718</text:p>
          </table:table-cell>
          <table:table-cell/>
          <table:table-cell table:formula="of:=[.B6]-[.$D$2]+[.$E$2]" office:value-type="float" office:value="266" calcext:value-type="float">
            <text:p>266</text:p>
          </table:table-cell>
          <table:table-cell table:formula="of:=[.C6]-[.B6]-[.$E$2]" office:value-type="float" office:value="152" calcext:value-type="float">
            <text:p>152</text:p>
          </table:table-cell>
          <table:table-cell table:formula="of:=1/[.E6]" office:value-type="float" office:value="0.0037593984962406" calcext:value-type="float">
            <text:p>0,004</text:p>
          </table:table-cell>
          <table:table-cell table:formula="of:=1/[.F6]" office:value-type="float" office:value="0.00657894736842105" calcext:value-type="float">
            <text:p>0,007</text:p>
          </table:table-cell>
          <table:table-cell table:formula="of:=[.F6]*[.G6]" office:value-type="float" office:value="0.571428571428571" calcext:value-type="float">
            <text:p>0,571</text:p>
          </table:table-cell>
          <table:table-cell table:formula="of:=[.G6]+[.H6]" office:value-type="float" office:value="0.0103383458646617" calcext:value-type="float">
            <text:p>0,010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B7]-[.$D$2]+[.$E$2]" office:value-type="float" office:value="291" calcext:value-type="float">
            <text:p>291</text:p>
          </table:table-cell>
          <table:table-cell table:formula="of:=[.C7]-[.B7]-[.$E$2]" office:value-type="float" office:value="145" calcext:value-type="float">
            <text:p>145</text:p>
          </table:table-cell>
          <table:table-cell table:formula="of:=1/[.E7]" office:value-type="float" office:value="0.00343642611683849" calcext:value-type="float">
            <text:p>0,003</text:p>
          </table:table-cell>
          <table:table-cell table:formula="of:=1/[.F7]" office:value-type="float" office:value="0.00689655172413793" calcext:value-type="float">
            <text:p>0,007</text:p>
          </table:table-cell>
          <table:table-cell table:formula="of:=[.F7]*[.G7]" office:value-type="float" office:value="0.498281786941581" calcext:value-type="float">
            <text:p>0,498</text:p>
          </table:table-cell>
          <table:table-cell table:formula="of:=[.G7]+[.H7]" office:value-type="float" office:value="0.0103329778409764" calcext:value-type="float">
            <text:p>0,01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755" calcext:value-type="float">
            <text:p>755</text:p>
          </table:table-cell>
          <table:table-cell/>
          <table:table-cell table:formula="of:=[.B8]-[.$D$2]+[.$E$2]" office:value-type="float" office:value="316" calcext:value-type="float">
            <text:p>316</text:p>
          </table:table-cell>
          <table:table-cell table:formula="of:=[.C8]-[.B8]-[.$E$2]" office:value-type="float" office:value="139" calcext:value-type="float">
            <text:p>139</text:p>
          </table:table-cell>
          <table:table-cell table:formula="of:=1/[.E8]" office:value-type="float" office:value="0.00316455696202532" calcext:value-type="float">
            <text:p>0,003</text:p>
          </table:table-cell>
          <table:table-cell table:formula="of:=1/[.F8]" office:value-type="float" office:value="0.00719424460431655" calcext:value-type="float">
            <text:p>0,007</text:p>
          </table:table-cell>
          <table:table-cell table:formula="of:=[.F8]*[.G8]" office:value-type="float" office:value="0.439873417721519" calcext:value-type="float">
            <text:p>0,440</text:p>
          </table:table-cell>
          <table:table-cell table:formula="of:=[.G8]+[.H8]" office:value-type="float" office:value="0.0103588015663419" calcext:value-type="float">
            <text:p>0,010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[.B9]-[.$D$2]+[.$E$2]" office:value-type="float" office:value="341" calcext:value-type="float">
            <text:p>341</text:p>
          </table:table-cell>
          <table:table-cell table:formula="of:=[.C9]-[.B9]-[.$E$2]" office:value-type="float" office:value="134" calcext:value-type="float">
            <text:p>134</text:p>
          </table:table-cell>
          <table:table-cell table:formula="of:=1/[.E9]" office:value-type="float" office:value="0.00293255131964809" calcext:value-type="float">
            <text:p>0,003</text:p>
          </table:table-cell>
          <table:table-cell table:formula="of:=1/[.F9]" office:value-type="float" office:value="0.00746268656716418" calcext:value-type="float">
            <text:p>0,007</text:p>
          </table:table-cell>
          <table:table-cell table:formula="of:=[.F9]*[.G9]" office:value-type="float" office:value="0.392961876832845" calcext:value-type="float">
            <text:p>0,393</text:p>
          </table:table-cell>
          <table:table-cell table:formula="of:=[.G9]+[.H9]" office:value-type="float" office:value="0.0103952378868123" calcext:value-type="float">
            <text:p>0,010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798" calcext:value-type="float">
            <text:p>798</text:p>
          </table:table-cell>
          <table:table-cell/>
          <table:table-cell table:formula="of:=[.B10]-[.$D$2]+[.$E$2]" office:value-type="float" office:value="366" calcext:value-type="float">
            <text:p>366</text:p>
          </table:table-cell>
          <table:table-cell table:formula="of:=[.C10]-[.B10]-[.$E$2]" office:value-type="float" office:value="132" calcext:value-type="float">
            <text:p>132</text:p>
          </table:table-cell>
          <table:table-cell table:formula="of:=1/[.E10]" office:value-type="float" office:value="0.00273224043715847" calcext:value-type="float">
            <text:p>0,003</text:p>
          </table:table-cell>
          <table:table-cell table:formula="of:=1/[.F10]" office:value-type="float" office:value="0.00757575757575758" calcext:value-type="float">
            <text:p>0,008</text:p>
          </table:table-cell>
          <table:table-cell table:formula="of:=[.F10]*[.G10]" office:value-type="float" office:value="0.360655737704918" calcext:value-type="float">
            <text:p>0,361</text:p>
          </table:table-cell>
          <table:table-cell table:formula="of:=[.G10]+[.H10]" office:value-type="float" office:value="0.010307998012916" calcext:value-type="float">
            <text:p>0,010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B11]-[.$D$2]+[.$E$2]" office:value-type="float" office:value="391" calcext:value-type="float">
            <text:p>391</text:p>
          </table:table-cell>
          <table:table-cell table:formula="of:=[.C11]-[.B11]-[.$E$2]" office:value-type="float" office:value="127" calcext:value-type="float">
            <text:p>127</text:p>
          </table:table-cell>
          <table:table-cell table:formula="of:=1/[.E11]" office:value-type="float" office:value="0.00255754475703325" calcext:value-type="float">
            <text:p>0,003</text:p>
          </table:table-cell>
          <table:table-cell table:formula="of:=1/[.F11]" office:value-type="float" office:value="0.0078740157480315" calcext:value-type="float">
            <text:p>0,008</text:p>
          </table:table-cell>
          <table:table-cell table:formula="of:=[.F11]*[.G11]" office:value-type="float" office:value="0.324808184143223" calcext:value-type="float">
            <text:p>0,325</text:p>
          </table:table-cell>
          <table:table-cell table:formula="of:=[.G11]+[.H11]" office:value-type="float" office:value="0.0104315605050647" calcext:value-type="float">
            <text:p>0,010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[.B12]-[.$D$2]+[.$E$2]" office:value-type="float" office:value="416" calcext:value-type="float">
            <text:p>416</text:p>
          </table:table-cell>
          <table:table-cell table:formula="of:=[.C12]-[.B12]-[.$E$2]" office:value-type="float" office:value="125" calcext:value-type="float">
            <text:p>125</text:p>
          </table:table-cell>
          <table:table-cell table:formula="of:=1/[.E12]" office:value-type="float" office:value="0.00240384615384615" calcext:value-type="float">
            <text:p>0,002</text:p>
          </table:table-cell>
          <table:table-cell table:formula="of:=1/[.F12]" office:value-type="float" office:value="0.008" calcext:value-type="float">
            <text:p>0,008</text:p>
          </table:table-cell>
          <table:table-cell table:formula="of:=[.F12]*[.G12]" office:value-type="float" office:value="0.300480769230769" calcext:value-type="float">
            <text:p>0,300</text:p>
          </table:table-cell>
          <table:table-cell table:formula="of:=[.G12]+[.H12]" office:value-type="float" office:value="0.0104038461538462" calcext:value-type="float">
            <text:p>0,01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ente Convergente 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901" calcext:value-type="float">
            <text:p>901</text:p>
          </table:table-cell>
          <table:table-cell/>
          <table:table-cell table:formula="of:=[.B16]-[.$D$2]+[.$E$14]" office:value-type="float" office:value="316" calcext:value-type="float">
            <text:p>316</text:p>
          </table:table-cell>
          <table:table-cell table:formula="of:=[.C16]-[.B16]-[.$E$14]" office:value-type="float" office:value="285" calcext:value-type="float">
            <text:p>285</text:p>
          </table:table-cell>
          <table:table-cell table:formula="of:=1/[.E16]" office:value-type="float" office:value="0.00316455696202532" calcext:value-type="float">
            <text:p>0,003</text:p>
          </table:table-cell>
          <table:table-cell table:formula="of:=1/[.F16]" office:value-type="float" office:value="0.00350877192982456" calcext:value-type="float">
            <text:p>0,004</text:p>
          </table:table-cell>
          <table:table-cell table:formula="of:=[.F16]*[.G16]" office:value-type="float" office:value="0.901898734177215" calcext:value-type="float">
            <text:p>0,902</text:p>
          </table:table-cell>
          <table:table-cell table:formula="of:=[.G16]+[.H16]" office:value-type="float" office:value="0.00667332889184988" calcext:value-type="float">
            <text:p>0,007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906" calcext:value-type="float">
            <text:p>906</text:p>
          </table:table-cell>
          <table:table-cell/>
          <table:table-cell table:formula="of:=[.B17]-[.$D$2]+[.$E$14]" office:value-type="float" office:value="341" calcext:value-type="float">
            <text:p>341</text:p>
          </table:table-cell>
          <table:table-cell table:formula="of:=[.C17]-[.B17]-[.$E$14]" office:value-type="float" office:value="265" calcext:value-type="float">
            <text:p>265</text:p>
          </table:table-cell>
          <table:table-cell table:formula="of:=1/[.E17]" office:value-type="float" office:value="0.00293255131964809" calcext:value-type="float">
            <text:p>0,003</text:p>
          </table:table-cell>
          <table:table-cell table:formula="of:=1/[.F17]" office:value-type="float" office:value="0.00377358490566038" calcext:value-type="float">
            <text:p>0,004</text:p>
          </table:table-cell>
          <table:table-cell table:formula="of:=[.F17]*[.G17]" office:value-type="float" office:value="0.777126099706745" calcext:value-type="float">
            <text:p>0,777</text:p>
          </table:table-cell>
          <table:table-cell table:formula="of:=[.G17]+[.H17]" office:value-type="float" office:value="0.00670613622530847" calcext:value-type="float">
            <text:p>0,007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917" calcext:value-type="float">
            <text:p>917</text:p>
          </table:table-cell>
          <table:table-cell/>
          <table:table-cell table:formula="of:=[.B18]-[.$D$2]+[.$E$14]" office:value-type="float" office:value="366" calcext:value-type="float">
            <text:p>366</text:p>
          </table:table-cell>
          <table:table-cell table:formula="of:=[.C18]-[.B18]-[.$E$14]" office:value-type="float" office:value="251" calcext:value-type="float">
            <text:p>251</text:p>
          </table:table-cell>
          <table:table-cell table:formula="of:=1/[.E18]" office:value-type="float" office:value="0.00273224043715847" calcext:value-type="float">
            <text:p>0,003</text:p>
          </table:table-cell>
          <table:table-cell table:formula="of:=1/[.F18]" office:value-type="float" office:value="0.00398406374501992" calcext:value-type="float">
            <text:p>0,004</text:p>
          </table:table-cell>
          <table:table-cell table:formula="of:=[.F18]*[.G18]" office:value-type="float" office:value="0.685792349726776" calcext:value-type="float">
            <text:p>0,686</text:p>
          </table:table-cell>
          <table:table-cell table:formula="of:=[.G18]+[.H18]" office:value-type="float" office:value="0.00671630418217839" calcext:value-type="float">
            <text:p>0,007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934" calcext:value-type="float">
            <text:p>934</text:p>
          </table:table-cell>
          <table:table-cell/>
          <table:table-cell table:formula="of:=[.B19]-[.$D$2]+[.$E$14]" office:value-type="float" office:value="391" calcext:value-type="float">
            <text:p>391</text:p>
          </table:table-cell>
          <table:table-cell table:formula="of:=[.C19]-[.B19]-[.$E$14]" office:value-type="float" office:value="243" calcext:value-type="float">
            <text:p>243</text:p>
          </table:table-cell>
          <table:table-cell table:formula="of:=1/[.E19]" office:value-type="float" office:value="0.00255754475703325" calcext:value-type="float">
            <text:p>0,003</text:p>
          </table:table-cell>
          <table:table-cell table:formula="of:=1/[.F19]" office:value-type="float" office:value="0.00411522633744856" calcext:value-type="float">
            <text:p>0,004</text:p>
          </table:table-cell>
          <table:table-cell table:formula="of:=[.F19]*[.G19]" office:value-type="float" office:value="0.621483375959079" calcext:value-type="float">
            <text:p>0,621</text:p>
          </table:table-cell>
          <table:table-cell table:formula="of:=[.G19]+[.H19]" office:value-type="float" office:value="0.00667277109448181" calcext:value-type="float">
            <text:p>0,00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[.B20]-[.$D$2]+[.$E$14]" office:value-type="float" office:value="416" calcext:value-type="float">
            <text:p>416</text:p>
          </table:table-cell>
          <table:table-cell table:formula="of:=[.C20]-[.B20]-[.$E$14]" office:value-type="float" office:value="234" calcext:value-type="float">
            <text:p>234</text:p>
          </table:table-cell>
          <table:table-cell table:formula="of:=1/[.E20]" office:value-type="float" office:value="0.00240384615384615" calcext:value-type="float">
            <text:p>0,002</text:p>
          </table:table-cell>
          <table:table-cell table:formula="of:=1/[.F20]" office:value-type="float" office:value="0.00427350427350427" calcext:value-type="float">
            <text:p>0,004</text:p>
          </table:table-cell>
          <table:table-cell table:formula="of:=[.F20]*[.G20]" office:value-type="float" office:value="0.5625" calcext:value-type="float">
            <text:p>0,563</text:p>
          </table:table-cell>
          <table:table-cell table:formula="of:=[.G20]+[.H20]" office:value-type="float" office:value="0.00667735042735043" calcext:value-type="float">
            <text:p>0,007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B21]-[.$D$2]+[.$E$14]" office:value-type="float" office:value="441" calcext:value-type="float">
            <text:p>441</text:p>
          </table:table-cell>
          <table:table-cell table:formula="of:=[.C21]-[.B21]-[.$E$14]" office:value-type="float" office:value="227" calcext:value-type="float">
            <text:p>227</text:p>
          </table:table-cell>
          <table:table-cell table:formula="of:=1/[.E21]" office:value-type="float" office:value="0.00226757369614512" calcext:value-type="float">
            <text:p>0,002</text:p>
          </table:table-cell>
          <table:table-cell table:formula="of:=1/[.F21]" office:value-type="float" office:value="0.00440528634361234" calcext:value-type="float">
            <text:p>0,004</text:p>
          </table:table-cell>
          <table:table-cell table:formula="of:=[.F21]*[.G21]" office:value-type="float" office:value="0.514739229024943" calcext:value-type="float">
            <text:p>0,515</text:p>
          </table:table-cell>
          <table:table-cell table:formula="of:=[.G21]+[.H21]" office:value-type="float" office:value="0.00667286003975746" calcext:value-type="float">
            <text:p>0,007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988" calcext:value-type="float">
            <text:p>988</text:p>
          </table:table-cell>
          <table:table-cell/>
          <table:table-cell table:formula="of:=[.B22]-[.$D$2]+[.$E$14]" office:value-type="float" office:value="466" calcext:value-type="float">
            <text:p>466</text:p>
          </table:table-cell>
          <table:table-cell table:formula="of:=[.C22]-[.B22]-[.$E$14]" office:value-type="float" office:value="222" calcext:value-type="float">
            <text:p>222</text:p>
          </table:table-cell>
          <table:table-cell table:formula="of:=1/[.E22]" office:value-type="float" office:value="0.00214592274678112" calcext:value-type="float">
            <text:p>0,002</text:p>
          </table:table-cell>
          <table:table-cell table:formula="of:=1/[.F22]" office:value-type="float" office:value="0.00450450450450451" calcext:value-type="float">
            <text:p>0,005</text:p>
          </table:table-cell>
          <table:table-cell table:formula="of:=[.F22]*[.G22]" office:value-type="float" office:value="0.476394849785408" calcext:value-type="float">
            <text:p>0,476</text:p>
          </table:table-cell>
          <table:table-cell table:formula="of:=[.G22]+[.H22]" office:value-type="float" office:value="0.00665042725128562" calcext:value-type="float">
            <text:p>0,007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1007" calcext:value-type="float">
            <text:p>1007</text:p>
          </table:table-cell>
          <table:table-cell/>
          <table:table-cell table:formula="of:=[.B23]-[.$D$2]+[.$E$14]" office:value-type="float" office:value="491" calcext:value-type="float">
            <text:p>491</text:p>
          </table:table-cell>
          <table:table-cell table:formula="of:=[.C23]-[.B23]-[.$E$14]" office:value-type="float" office:value="216" calcext:value-type="float">
            <text:p>216</text:p>
          </table:table-cell>
          <table:table-cell table:formula="of:=1/[.E23]" office:value-type="float" office:value="0.00203665987780041" calcext:value-type="float">
            <text:p>0,002</text:p>
          </table:table-cell>
          <table:table-cell table:formula="of:=1/[.F23]" office:value-type="float" office:value="0.00462962962962963" calcext:value-type="float">
            <text:p>0,005</text:p>
          </table:table-cell>
          <table:table-cell table:formula="of:=[.F23]*[.G23]" office:value-type="float" office:value="0.439918533604888" calcext:value-type="float">
            <text:p>0,440</text:p>
          </table:table-cell>
          <table:table-cell table:formula="of:=[.G23]+[.H23]" office:value-type="float" office:value="0.00666628950743004" calcext:value-type="float">
            <text:p>0,0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ente convergente-divergent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B27]-[.$D$2]+[.$E$25]" office:value-type="float" office:value="266" calcext:value-type="float">
            <text:p>266</text:p>
          </table:table-cell>
          <table:table-cell table:formula="of:=[.C27]-[.B27]-[.$E$25]" office:value-type="float" office:value="219" calcext:value-type="float">
            <text:p>219</text:p>
          </table:table-cell>
          <table:table-cell table:formula="of:=1/[.E27]" office:value-type="float" office:value="0.0037593984962406" calcext:value-type="float">
            <text:p>0,004</text:p>
          </table:table-cell>
          <table:table-cell table:formula="of:=1/[.F27]" office:value-type="float" office:value="0.0045662100456621" calcext:value-type="float">
            <text:p>0,005</text:p>
          </table:table-cell>
          <table:table-cell table:formula="of:=[.F27]*[.G27]" office:value-type="float" office:value="0.823308270676692" calcext:value-type="float">
            <text:p>0,823</text:p>
          </table:table-cell>
          <table:table-cell table:formula="of:=[.G27]+[.H27]" office:value-type="float" office:value="0.0083256085419027" calcext:value-type="float">
            <text:p>0,008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B28]-[.$D$2]+[.$E$25]" office:value-type="float" office:value="291" calcext:value-type="float">
            <text:p>291</text:p>
          </table:table-cell>
          <table:table-cell table:formula="of:=[.C28]-[.B28]-[.$E$25]" office:value-type="float" office:value="206" calcext:value-type="float">
            <text:p>206</text:p>
          </table:table-cell>
          <table:table-cell table:formula="of:=1/[.E28]" office:value-type="float" office:value="0.00343642611683849" calcext:value-type="float">
            <text:p>0,003</text:p>
          </table:table-cell>
          <table:table-cell table:formula="of:=1/[.F28]" office:value-type="float" office:value="0.00485436893203883" calcext:value-type="float">
            <text:p>0,005</text:p>
          </table:table-cell>
          <table:table-cell table:formula="of:=[.F28]*[.G28]" office:value-type="float" office:value="0.707903780068729" calcext:value-type="float">
            <text:p>0,708</text:p>
          </table:table-cell>
          <table:table-cell table:formula="of:=[.G28]+[.H28]" office:value-type="float" office:value="0.00829079504887732" calcext:value-type="float">
            <text:p>0,00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29]-[.$D$2]+[.$E$25]" office:value-type="float" office:value="316" calcext:value-type="float">
            <text:p>316</text:p>
          </table:table-cell>
          <table:table-cell table:formula="of:=[.C29]-[.B29]-[.$E$25]" office:value-type="float" office:value="193" calcext:value-type="float">
            <text:p>193</text:p>
          </table:table-cell>
          <table:table-cell table:formula="of:=1/[.E29]" office:value-type="float" office:value="0.00316455696202532" calcext:value-type="float">
            <text:p>0,003</text:p>
          </table:table-cell>
          <table:table-cell table:formula="of:=1/[.F29]" office:value-type="float" office:value="0.00518134715025907" calcext:value-type="float">
            <text:p>0,005</text:p>
          </table:table-cell>
          <table:table-cell table:formula="of:=[.F29]*[.G29]" office:value-type="float" office:value="0.610759493670886" calcext:value-type="float">
            <text:p>0,611</text:p>
          </table:table-cell>
          <table:table-cell table:formula="of:=[.G29]+[.H29]" office:value-type="float" office:value="0.00834590411228438" calcext:value-type="float">
            <text:p>0,008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[.B30]-[.$D$2]+[.$E$25]" office:value-type="float" office:value="341" calcext:value-type="float">
            <text:p>341</text:p>
          </table:table-cell>
          <table:table-cell table:formula="of:=[.C30]-[.B30]-[.$E$25]" office:value-type="float" office:value="184" calcext:value-type="float">
            <text:p>184</text:p>
          </table:table-cell>
          <table:table-cell table:formula="of:=1/[.E30]" office:value-type="float" office:value="0.00293255131964809" calcext:value-type="float">
            <text:p>0,003</text:p>
          </table:table-cell>
          <table:table-cell table:formula="of:=1/[.F30]" office:value-type="float" office:value="0.00543478260869565" calcext:value-type="float">
            <text:p>0,005</text:p>
          </table:table-cell>
          <table:table-cell table:formula="of:=[.F30]*[.G30]" office:value-type="float" office:value="0.539589442815249" calcext:value-type="float">
            <text:p>0,540</text:p>
          </table:table-cell>
          <table:table-cell table:formula="of:=[.G30]+[.H30]" office:value-type="float" office:value="0.00836733392834375" calcext:value-type="float">
            <text:p>0,008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B31]-[.$D$2]+[.$E$25]" office:value-type="float" office:value="366" calcext:value-type="float">
            <text:p>366</text:p>
          </table:table-cell>
          <table:table-cell table:formula="of:=[.C31]-[.B31]-[.$E$25]" office:value-type="float" office:value="179" calcext:value-type="float">
            <text:p>179</text:p>
          </table:table-cell>
          <table:table-cell table:formula="of:=1/[.E31]" office:value-type="float" office:value="0.00273224043715847" calcext:value-type="float">
            <text:p>0,003</text:p>
          </table:table-cell>
          <table:table-cell table:formula="of:=1/[.F31]" office:value-type="float" office:value="0.00558659217877095" calcext:value-type="float">
            <text:p>0,006</text:p>
          </table:table-cell>
          <table:table-cell table:formula="of:=[.F31]*[.G31]" office:value-type="float" office:value="0.489071038251366" calcext:value-type="float">
            <text:p>0,489</text:p>
          </table:table-cell>
          <table:table-cell table:formula="of:=[.G31]+[.H31]" office:value-type="float" office:value="0.00831883261592942" calcext:value-type="float">
            <text:p>0,008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[.B32]-[.$D$2]+[.$E$25]" office:value-type="float" office:value="391" calcext:value-type="float">
            <text:p>391</text:p>
          </table:table-cell>
          <table:table-cell table:formula="of:=[.C32]-[.B32]-[.$E$25]" office:value-type="float" office:value="172" calcext:value-type="float">
            <text:p>172</text:p>
          </table:table-cell>
          <table:table-cell table:formula="of:=1/[.E32]" office:value-type="float" office:value="0.00255754475703325" calcext:value-type="float">
            <text:p>0,003</text:p>
          </table:table-cell>
          <table:table-cell table:formula="of:=1/[.F32]" office:value-type="float" office:value="0.00581395348837209" calcext:value-type="float">
            <text:p>0,006</text:p>
          </table:table-cell>
          <table:table-cell table:formula="of:=[.F32]*[.G32]" office:value-type="float" office:value="0.439897698209719" calcext:value-type="float">
            <text:p>0,440</text:p>
          </table:table-cell>
          <table:table-cell table:formula="of:=[.G32]+[.H32]" office:value-type="float" office:value="0.00837149824540534" calcext:value-type="float">
            <text:p>0,008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B33]-[.$D$2]+[.$E$25]" office:value-type="float" office:value="416" calcext:value-type="float">
            <text:p>416</text:p>
          </table:table-cell>
          <table:table-cell table:formula="of:=[.C33]-[.B33]-[.$E$25]" office:value-type="float" office:value="169" calcext:value-type="float">
            <text:p>169</text:p>
          </table:table-cell>
          <table:table-cell table:formula="of:=1/[.E33]" office:value-type="float" office:value="0.00240384615384615" calcext:value-type="float">
            <text:p>0,002</text:p>
          </table:table-cell>
          <table:table-cell table:formula="of:=1/[.F33]" office:value-type="float" office:value="0.00591715976331361" calcext:value-type="float">
            <text:p>0,006</text:p>
          </table:table-cell>
          <table:table-cell table:formula="of:=[.F33]*[.G33]" office:value-type="float" office:value="0.40625" calcext:value-type="float">
            <text:p>0,406</text:p>
          </table:table-cell>
          <table:table-cell table:formula="of:=[.G33]+[.H33]" office:value-type="float" office:value="0.00832100591715976" calcext:value-type="float">
            <text:p>0,008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905" calcext:value-type="float">
            <text:p>905</text:p>
          </table:table-cell>
          <table:table-cell/>
          <table:table-cell table:formula="of:=[.B34]-[.$D$2]+[.$E$25]" office:value-type="float" office:value="441" calcext:value-type="float">
            <text:p>441</text:p>
          </table:table-cell>
          <table:table-cell table:formula="of:=[.C34]-[.B34]-[.$E$25]" office:value-type="float" office:value="164" calcext:value-type="float">
            <text:p>164</text:p>
          </table:table-cell>
          <table:table-cell table:formula="of:=1/[.E34]" office:value-type="float" office:value="0.00226757369614512" calcext:value-type="float">
            <text:p>0,002</text:p>
          </table:table-cell>
          <table:table-cell table:formula="of:=1/[.F34]" office:value-type="float" office:value="0.00609756097560976" calcext:value-type="float">
            <text:p>0,006</text:p>
          </table:table-cell>
          <table:table-cell table:formula="of:=[.F34]*[.G34]" office:value-type="float" office:value="0.3718820861678" calcext:value-type="float">
            <text:p>0,372</text:p>
          </table:table-cell>
          <table:table-cell table:formula="of:=[.G34]+[.H34]" office:value-type="float" office:value="0.00836513467175488" calcext:value-type="float">
            <text:p>0,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 style:data-style-name="N2" text:time-value="16:30:18.852503253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0:51:18.613444258</meta:creation-date>
    <dc:date>2018-05-24T17:11:12.626584911</dc:date>
    <meta:editing-duration>PT13M18S</meta:editing-duration>
    <meta:editing-cycles>5</meta:editing-cycles>
    <meta:generator>LibreOffice/5.4.6.2$Linux_X86_64 LibreOffice_project/40m0$Build-2</meta:generator>
    <meta:document-statistic meta:table-count="1" meta:cell-count="2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54cm" svg:y="0.316cm" chart:style-name="ch2">
          <text:p>conv 1</text:p>
        </chart:title>
        <chart:legend chart:legend-position="end" svg:x="11.638cm" svg:y="3.705cm" style:legend-expansion="high" chart:style-name="ch3"/>
        <chart:plot-area chart:style-name="ch4" table:cell-range-address="Foglio1.G4:Foglio1.H12" svg:x="1.33cm" svg:y="1.275cm" svg:width="9.989cm" svg:height="6.569cm">
          <chartooo:coordinate-region svg:x="2.428cm" svg:y="1.474cm" svg:width="8.467cm" svg:height="5.723cm"/>
          <chart:axis chart:dimension="x" chart:name="primary-x" chart:style-name="ch5">
            <chart:title svg:x="6.042cm" svg:y="8.024cm" chart:style-name="ch6">
              <text:p>1/p</text:p>
            </chart:title>
          </chart:axis>
          <chart:axis chart:dimension="y" chart:name="primary-y" chart:style-name="ch5">
            <chart:title svg:x="0.451cm" svg:y="4.841cm" chart:style-name="ch7">
              <text:p>1/q</text:p>
            </chart:title>
            <chart:grid chart:style-name="ch8" chart:class="major"/>
          </chart:axis>
          <chart:series chart:style-name="ch9" chart:values-cell-range-address="Foglio1.H4:Foglio1.H12" chart:class="chart:scatter">
            <chart:domain table:cell-range-address="Foglio1.G4:Foglio1.G12"/>
            <chart:regression-curve chart:style-name="ch10"/>
            <chart:regression-curve chart:style-name="ch10">
              <chart:equation chart:display-equation="true" chart:display-r-square="true" svg:x="1.178cm" svg:y="0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62962962962963">
                <text:p>0.00462962962962963</text:p>
                <draw:g>
                  <svg:desc>Foglio1.G4:Foglio1.G12</svg:desc>
                </draw:g>
              </table:table-cell>
              <table:table-cell office:value-type="float" office:value="0.00574712643678161">
                <text:p>0.00574712643678161</text:p>
                <draw:g>
                  <svg:desc>Foglio1.H4:Foglio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49377593361">
                <text:p>0.004149377593361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0.00657894736842105">
                <text:p>0.00657894736842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43642611683849">
                <text:p>0.00343642611683849</text:p>
              </table:table-cell>
              <table:table-cell office:value-type="float" office:value="0.00689655172413793">
                <text:p>0.00689655172413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16455696202532">
                <text:p>0.00316455696202532</text:p>
              </table:table-cell>
              <table:table-cell office:value-type="float" office:value="0.00719424460431655">
                <text:p>0.00719424460431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93255131964809">
                <text:p>0.00293255131964809</text:p>
              </table:table-cell>
              <table:table-cell office:value-type="float" office:value="0.00746268656716418">
                <text:p>0.00746268656716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73224043715847">
                <text:p>0.00273224043715847</text:p>
              </table:table-cell>
              <table:table-cell office:value-type="float" office:value="0.00757575757575758">
                <text:p>0.00757575757575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55754475703325">
                <text:p>0.00255754475703325</text:p>
              </table:table-cell>
              <table:table-cell office:value-type="float" office:value="0.0078740157480315">
                <text:p>0.0078740157480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40384615384615">
                <text:p>0.00240384615384615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32cm" svg:y="0.316cm" chart:style-name="ch2">
          <text:p>conv2</text:p>
        </chart:title>
        <chart:legend chart:legend-position="end" svg:x="11.638cm" svg:y="3.955cm" style:legend-expansion="high" chart:style-name="ch3"/>
        <chart:plot-area chart:style-name="ch4" table:cell-range-address="Foglio1.G16:Foglio1.H23" svg:x="1.33cm" svg:y="1.275cm" svg:width="9.989cm" svg:height="6.57cm">
          <chartooo:coordinate-region svg:x="2.428cm" svg:y="1.474cm" svg:width="8.466cm" svg:height="5.724cm"/>
          <chart:axis chart:dimension="x" chart:name="primary-x" chart:style-name="ch5">
            <chart:title svg:x="6.042cm" svg:y="8.025cm" chart:style-name="ch6">
              <text:p>1/p</text:p>
            </chart:title>
          </chart:axis>
          <chart:axis chart:dimension="y" chart:name="primary-y" chart:style-name="ch5">
            <chart:title svg:x="0.451cm" svg:y="4.842cm" chart:style-name="ch7">
              <text:p>1/q</text:p>
            </chart:title>
            <chart:grid chart:style-name="ch8" chart:class="major"/>
          </chart:axis>
          <chart:series chart:style-name="ch9" chart:values-cell-range-address="Foglio1.H16:Foglio1.H23" chart:class="chart:scatter">
            <chart:domain table:cell-range-address="Foglio1.G16:Foglio1.G23"/>
            <chart:regression-curve chart:style-name="ch10">
              <chart:equation chart:display-equation="true" chart:display-r-square="true" svg:x="2.156cm" svg:y="0.065cm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6455696202532">
                <text:p>0.00316455696202532</text:p>
                <draw:g>
                  <svg:desc>Foglio1.G16:Foglio1.G23</svg:desc>
                </draw:g>
              </table:table-cell>
              <table:table-cell office:value-type="float" office:value="0.00350877192982456">
                <text:p>0.00350877192982456</text:p>
                <draw:g>
                  <svg:desc>Foglio1.H16:Foglio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3255131964809">
                <text:p>0.00293255131964809</text:p>
              </table:table-cell>
              <table:table-cell office:value-type="float" office:value="0.00377358490566038">
                <text:p>0.00377358490566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3224043715847">
                <text:p>0.00273224043715847</text:p>
              </table:table-cell>
              <table:table-cell office:value-type="float" office:value="0.00398406374501992">
                <text:p>0.00398406374501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55754475703325">
                <text:p>0.00255754475703325</text:p>
              </table:table-cell>
              <table:table-cell office:value-type="float" office:value="0.00411522633744856">
                <text:p>0.00411522633744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40384615384615">
                <text:p>0.00240384615384615</text:p>
              </table:table-cell>
              <table:table-cell office:value-type="float" office:value="0.00427350427350427">
                <text:p>0.00427350427350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26757369614512">
                <text:p>0.00226757369614512</text:p>
              </table:table-cell>
              <table:table-cell office:value-type="float" office:value="0.00440528634361234">
                <text:p>0.00440528634361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14592274678112">
                <text:p>0.00214592274678112</text:p>
              </table:table-cell>
              <table:table-cell office:value-type="float" office:value="0.00450450450450451">
                <text:p>0.00450450450450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3665987780041">
                <text:p>0.00203665987780041</text:p>
              </table:table-cell>
              <table:table-cell office:value-type="float" office:value="0.00462962962962963">
                <text:p>0.004629629629629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082cm" svg:y="0.316cm" chart:style-name="ch2">
          <text:p>conv div</text:p>
        </chart:title>
        <chart:legend chart:legend-position="end" svg:x="11.638cm" svg:y="3.954cm" style:legend-expansion="high" chart:style-name="ch3"/>
        <chart:plot-area chart:style-name="ch4" table:cell-range-address="Foglio1.G27:Foglio1.H34" svg:x="1.33cm" svg:y="1.275cm" svg:width="9.989cm" svg:height="6.569cm">
          <chartooo:coordinate-region svg:x="2.428cm" svg:y="1.474cm" svg:width="8.466cm" svg:height="5.723cm"/>
          <chart:axis chart:dimension="x" chart:name="primary-x" chart:style-name="ch5">
            <chart:title svg:x="6.042cm" svg:y="8.024cm" chart:style-name="ch6">
              <text:p>1/p</text:p>
            </chart:title>
          </chart:axis>
          <chart:axis chart:dimension="y" chart:name="primary-y" chart:style-name="ch5">
            <chart:title svg:x="0.451cm" svg:y="4.841cm" chart:style-name="ch7">
              <text:p>1/q</text:p>
            </chart:title>
            <chart:grid chart:style-name="ch8" chart:class="major"/>
          </chart:axis>
          <chart:series chart:style-name="ch9" chart:values-cell-range-address="Foglio1.H27:Foglio1.H34" chart:class="chart:scatter">
            <chart:domain table:cell-range-address="Foglio1.G27:Foglio1.G34"/>
            <chart:regression-curve chart:style-name="ch10">
              <chart:equation chart:display-equation="true" chart:display-r-square="true" svg:x="1.246cm" svg:y="0cm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7593984962406">
                <text:p>0.0037593984962406</text:p>
                <draw:g>
                  <svg:desc>Foglio1.G27:Foglio1.G34</svg:desc>
                </draw:g>
              </table:table-cell>
              <table:table-cell office:value-type="float" office:value="0.0045662100456621">
                <text:p>0.0045662100456621</text:p>
                <draw:g>
                  <svg:desc>Foglio1.H27:Foglio1.H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43642611683849">
                <text:p>0.00343642611683849</text:p>
              </table:table-cell>
              <table:table-cell office:value-type="float" office:value="0.00485436893203883">
                <text:p>0.00485436893203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16455696202532">
                <text:p>0.00316455696202532</text:p>
              </table:table-cell>
              <table:table-cell office:value-type="float" office:value="0.00518134715025907">
                <text:p>0.00518134715025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3255131964809">
                <text:p>0.00293255131964809</text:p>
              </table:table-cell>
              <table:table-cell office:value-type="float" office:value="0.00543478260869565">
                <text:p>0.00543478260869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3224043715847">
                <text:p>0.00273224043715847</text:p>
              </table:table-cell>
              <table:table-cell office:value-type="float" office:value="0.00558659217877095">
                <text:p>0.00558659217877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55754475703325">
                <text:p>0.00255754475703325</text:p>
              </table:table-cell>
              <table:table-cell office:value-type="float" office:value="0.00581395348837209">
                <text:p>0.00581395348837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40384615384615">
                <text:p>0.00240384615384615</text:p>
              </table:table-cell>
              <table:table-cell office:value-type="float" office:value="0.00591715976331361">
                <text:p>0.00591715976331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26757369614512">
                <text:p>0.00226757369614512</text:p>
              </table:table-cell>
              <table:table-cell office:value-type="float" office:value="0.00609756097560976">
                <text:p>0.006097560975609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